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7">
            <text:p>197.00</text:p>
          </table:table-cell>
          <table:table-cell table:style-name="ce83" office:value-type="float" office:value="185">
            <text:p>185.00</text:p>
          </table:table-cell>
          <table:table-cell table:style-name="ce83" office:value-type="float" office:value="12">
            <text:p>12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5">
            <text:p>25.00</text:p>
          </table:table-cell>
          <table:table-cell table:style-name="ce83" office:value-type="float" office:value="1">
            <text:p>1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43">
            <text:p>43.00</text:p>
          </table:table-cell>
          <table:table-cell table:style-name="ce83" office:value-type="float" office:value="11">
            <text:p>11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FAIL</text:p>
          </table:table-cell>
          <table:table-cell table:style-name="ce17">
            <text:p>Element Not Present in the Popup menu</text:p>
          </table:table-cell>
          <table:table-cell table:style-name="ce18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0">
            <text:p>FAIL</text:p>
          </table:table-cell>
          <table:table-cell table:style-name="ce21">
            <text:p/>
          </table:table-cell>
          <table:table-cell table:style-name="ce22">
            <text:p>Verification Failed Expected '2011/12/28 21:16:44'  Actual [org.openqa.selenium.firefox.FirefoxWebElement@31957b8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0">
            <text:p>FAIL</text:p>
          </table:table-cell>
          <table:table-cell table:style-name="ce31">
            <text:p/>
          </table:table-cell>
          <table:table-cell table:style-name="ce32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88">
            <text:p>FAIL</text:p>
          </table:table-cell>
          <table:table-cell table:style-name="ce89">
            <text:p/>
          </table:table-cell>
          <table:table-cell table:style-name="ce90">
            <text:p>Verification Failed Expected Before Actual 'Before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91">
            <text:p>FAIL</text:p>
          </table:table-cell>
          <table:table-cell table:style-name="ce92">
            <text:p/>
          </table:table-cell>
          <table:table-cell table:style-name="ce93">
            <text:p>Verification Failed Expected After Actual After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94">
            <text:p>FAIL</text:p>
          </table:table-cell>
          <table:table-cell table:style-name="ce95">
            <text:p/>
          </table:table-cell>
          <table:table-cell table:style-name="ce96">
            <text:p>Verification Failed Expected During Actual During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97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FAIL</text:p>
          </table:table-cell>
          <table:table-cell table:style-name="ce1">
            <text:p>Cannot find elements when the XPath expression is null.</text:p>
          </table:table-cell>
          <table:table-cell table:style-name="ce2">
            <text:p/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3">
            <text:p>FAIL</text:p>
          </table:table-cell>
          <table:table-cell table:style-name="ce4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5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6">
            <text:p>FAIL</text:p>
          </table:table-cell>
          <table:table-cell table:style-name="ce7">
            <text:p>Unable to locate element: {"method":"xpath"|"selector":"//div[4]/div/div[2]/div[2]/div/div[2]/div/span/table/tfoot/tr/td/span"} System info: os.name: 'Windows Server 2008 R2'| os.arch: 'x86'| os.version: '6.1'| java.version: '1.6.0_23' Driver info: driver.version: RemoteWebDriver</text:p>
          </table:table-cell>
          <table:table-cell table:style-name="ce8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